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Comic Sans MS" style:font-name-asian="Comic Sans MS1" style:font-name-complex="Comic Sans MS1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style:font-name="Comic Sans MS" style:font-name-asian="Comic Sans MS1" style:font-name-complex="Comic Sans M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最近开发了一个既要高并发写又要高并发读的项目，写的QPS比读还要高，这个需求几乎是变态的，任何缓存的工具都没法使用，数据在一秒内可能变化的几十遍，只能每次请求都实时从数据库读取。下面分如下几点介绍我们是如何技术选型的。</text:span></text:p>
      <text:p text:style-name="P2"/>
      <text:p text:style-name="P2"/>
      <text:p text:style-name="P2"/>
      <text:p text:style-name="P1"><text:span text:style-name="T1">一、选择通信协议</text:span></text:p>
      <text:p text:style-name="P2"/>
      <text:p text:style-name="P1"><text:span text:style-name="T1">之前写的项目并发量很小，http+keepalive完全可以搞定了，此项目http完全架不住，因为使用http协议传递数据，那么数据最友好的格式就是json，但是亲测过json的序列化和反序列化的耗时不可以忍受，并且随着数据量的增大耗时也将成倍增长，项目的实际应用场景在写操作时每条数据最大在10KB，因此http+json的组合被kill掉。</text:span></text:p>
      <text:p text:style-name="P2"/>
      <text:p text:style-name="P1"><text:span text:style-name="T1">只能选择常见的RPC方式，thrift、protobuf，protobuf需要自己实现tcp的通信方式，我们项目使用的是golang开发，这两种方式之前都没有在生产环境使用过，thrift仅仅自己玩过，因此就直接选择了thrift，编码的量级也相比protobuf降低好多，不过在代码写差不多的时候发现golang有基于protobuf开源的gRpc包。。。</text:span></text:p>
      <text:p text:style-name="P2"/>
      <text:p text:style-name="P1"><text:span text:style-name="T1">通信协议选择了thrift，基本确定了C+S的架构模式，Client负责业务端的访问请求（还是走的http，貌似业务那帮人只会写业务逻辑，完全不懂架构的东西，如果懂Client都可以干掉，自己连Server就搞定了），Server负责Client通过thrift协议发来的请求，包括查询DB和计算。</text:span></text:p>
      <text:p text:style-name="P2"/>
      <text:p text:style-name="P1"><text:span text:style-name="T1">二、选择数据库</text:span></text:p>
      <text:p text:style-name="P2"/>
      <text:p text:style-name="P1"><text:span text:style-name="T1">数据库貌似没得选啊，MySQL肯定是可以的，但是需要对一条完整的业务数据进行拆分到多个表中，这对高并发写可能会有影响，一次要锁住多个表的多条数据，对代码的要求肯定很高，具体没有尝试过，只是猜测。MySQL的存储方案一直都没有被考虑过。</text:span></text:p>
      <text:p text:style-name="P2"/>
      <text:p text:style-name="P1"><text:span text:style-name="T1">我们选择的是mongodb，版本是3.2.11，NOSQL数据库，支持嵌套文档，所有的写操作都可以通过upsert搞定，将并发写的代码要求交给mongo去完成，这样大大降低了编码的难度，mongo也属于内存型数据库吧，数据的读写速度还算可以（但是读的速度还是达不到我们项目的要求。。）。</text:span></text:p>
      <text:p text:style-name="P2"/>
      <text:p text:style-name="P1"><text:span text:style-name="T1">三、架构部署</text:span></text:p>
      <text:p text:style-name="P2"/>
      <text:p text:style-name="P1"><text:span text:style-name="T1">架构图就不给了吧，通过上面的叙述，有经验的一眼就能想象出来。</text:span></text:p>
      <text:p text:style-name="P2"/>
      <text:p text:style-name="P1"><text:span text:style-name="T1">我们使用了24台物理机，每台物理机一虚21个docker，1Client+10Server+10Mongo，每三个Server+Mongo作为一个服务节点，因此有24个Client，前面使用Nginx做反向代理处理业务的请求，80个服务节点用于处理数据查询和计算，最主要的是打平业务的数据，每个服务节点的三个mongo作为一个副本集（数据完全是一直的），每个client会随机选择服务节点里的某个Server来处理一次请求。</text:span></text:p>
      <text:p text:style-name="P2"/>
      <text:p text:style-name="P1"><text:span text:style-name="T1">代码发布是个老大难问题！！！！</text:span></text:p>
      <text:p text:style-name="P2"><text:soft-page-break/></text:p>
      <text:p text:style-name="P1"><text:span text:style-name="T1">240个Server、240个mongo、24个Client，每个Server都需要通过环境变量来知道自己该连哪个mongo(docker采用的host模式，通过不同端口来控制同一台物理机的mongo)。运维的同事看到这个项目的发布需求，直接就懵逼了，因为之前从来没有这么大批量的docker发布需求。整个项目调动运维+DBA+我们自己+业务等各个部门的人员，而且我们还进行了内核参数优化，机器都重启了很多遍。</text:span></text:p>
      <text:p text:style-name="P2"/>
      <text:p text:style-name="P1"><text:span text:style-name="T1">不过运维的同事的某个发布系统还是帮我们扛起了发布的重担，虽然发布的时间需要很长，但是咱要求的已经不能再多了，毕竟基础设施还是不够完善，发布的大事搞定了，也能在页面上监控发布过程中是否报错，机器各项参数指标的监控等。</text:span></text:p>
      <text:p text:style-name="P2"/>
      <text:p text:style-name="P1"><text:span text:style-name="T1">四、说说坑吧</text:span></text:p>
      <text:p text:style-name="P1"><text:span text:style-name="T1">变态的项目肯定很多坑，踩了很多，都不知道从哪里说起，有些是沟通的不彻底，有的是完全没有遇到过，有的真的没法彻底解决。</text:span></text:p>
      <text:p text:style-name="P2"/>
      <text:p text:style-name="P1"><text:span text:style-name="T1">坑1：</text:span></text:p>
      <text:p text:style-name="P1"><text:span text:style-name="T1">上面说过，Server是通过环境变量来确定该连哪个mongo，这不，运维在发布时，配错了，顿时就傻逼了，环境变量都人肉检测了几遍。</text:span></text:p>
      <text:p text:style-name="P2"/>
      <text:p text:style-name="P1"><text:span text:style-name="T1">坑2：</text:span></text:p>
      <text:p text:style-name="P1"><text:span text:style-name="T1">业务需求沟通不彻底，业务的计算算法没说清楚，导致计算结果不对，每次请求必须实时读数据库，数据库内嵌文档结构的改变，为此，单机测试了很多遍，代码也改了很多遍，因为之前的功能测试，完全不能模拟高并发的场景，一旦高并发，很多问题就暴露出来了。每次修改后发布都是个漫长的等待过程。。。</text:span></text:p>
      <text:p text:style-name="P2"/>
      <text:p text:style-name="P1"><text:span text:style-name="T1">坑3：</text:span></text:p>
      <text:p text:style-name="P1"><text:span text:style-name="T1">mongo会自动发现副本集的所有机器地址，之前我们是不知道的，在发现某台mongo被手动关闭了，居然连接的Server没有报错，卧槽，在这里也折腾了比较长的时间，mgo的文档读了一遍又一遍，最后发现确实没有问题，这样反而比较好，因为一旦改成断掉就报错，那么性能反而有下降。</text:span></text:p>
      <text:p text:style-name="P2"/>
      <text:p text:style-name="P1"><text:span text:style-name="T1">坑4：</text:span></text:p>
      <text:p text:style-name="P1"><text:span text:style-name="T1">这是个巨坑，一直没有填完，而且好像也不能彻底填完，花的时间也最多，做的各种尝试也最多。</text:span></text:p>
      <text:p text:style-name="P1"><text:span text:style-name="T1">swap，swap，swap，mongo在内存的available空间还很多的情况下，居然他妈的去使用swap空间，坑啊，此种项目的场景最好全部使用内存才最好，修改了内核参数也没能彻底解决，最终还是会使用几十M的swap，而且还会增长。这个后面可能是个隐患。。。</text:span></text:p>
      <text:p text:style-name="P2"/>
      <text:p text:style-name="P2"/>
      <text:p text:style-name="P1"><text:span text:style-name="T1">就说这么多吧，近三个月的时间，第一次写高并发读写的项目，收获还是很多的，对代码的要求也很高，挺锻炼人的，并且全程的所有代码都是我来把控的，整个完整的架构也是我来设计的，基本上还算可以吧，虽然才刚刚接入数据还没有完全上线。</text:span></text:p>
      <text:p text:style-name="P2"/>
      <text:p text:style-name="P1"><text:span text:style-name="T1">安利一个自己实现的thrift客户端连接池golang的开源代码：https://github.com/xkeyideal/ThriftPool，欢迎使用，在该项目中实践了没有任何问题，用的时候希望加上，如果从pool里拿到的client连接在某次请求出错时，希望不要再放回池子里，直接关闭该连接丢弃的代码，还是很简单的。</text:span></text:p>
      <text:p text:style-name="P2"/>
      <text:p text:style-name="P2"><text:soft-page-break/></text:p>
      <text:p text:style-name="P1"><text:span text:style-name="T1">后记</text:span></text:p>
      <text:p text:style-name="P2"/>
      <text:p text:style-name="P1"><text:span text:style-name="T1">今天终于把坑4给填了，消灭了一个巨大的定时炸弹，目前mongo的swap用量都是0。 </text:span></text:p>
      <text:p text:style-name="P1"><text:span text:style-name="T1">前天发现服务器上某个程序突然崩掉，使用dmesg命令查看，发现文件系统不兼容，宿主机是xfs，docker里使用的是ext4，文件落盘肯定会出现问题。发现问题后，在保障服务不中断的前提下，花了两天时间重装全部的物理机OS，重装后已经跑了一天多，尚未发现任何程序使用swap空间的痕迹。这次可谓解决了一个巨大的bug。此前一直怀疑这批机器有问题，果不其然。</text:span></text:p>
      <text:p text:style-name="P2"/>
      <text:p text:style-name="P2"/>
      <text:p text:style-name="P1"><text:span text:style-name="T1">====================================2017-09-11 更新======================================</text:span></text:p>
      <text:p text:style-name="P2"/>
      <text:p text:style-name="P1"><text:span text:style-name="T1">mongodb深入运用</text:span></text:p>
      <text:p text:style-name="P1"><text:span text:style-name="T1">运维的发布系统只能串行发布，而我们线上运行了几百台docker，每次发布简直是令人发指，全程需要2个小时，同时docker容器里运行mongodb副本集 dba也不给维护，不过好像mongodb也没有死过，想看监控信息只能手动登录到docker里面敲命令行。</text:span></text:p>
      <text:p text:style-name="P2"/>
      <text:p text:style-name="P1"><text:span text:style-name="T1">一周之前业务需要扩容机器，机器数量直接翻一倍，如果还照之前那样部署和运维，那只要发布一次，一天就基本上别干事情了，而且之前我们的mongodb是裸跑的，没有任何账号密码，也就是说，只要任何一个人有线上机器的权限就能登录我们的数据库，虽然是公司内部系统，但还是比较危险。</text:span></text:p>
      <text:p text:style-name="P2"/>
      <text:p text:style-name="P1"><text:span text:style-name="T1">基于上面的各项需求矛盾点，特此花了两个月时间，开发了一套自动化并行发布系统，并且只需要点点鼠标就能看到mongodb的一些监控信息，同时mongodb副本集的发布也告别了运维的脚本，全部实现自动化，发布480个mongodb --&gt; 3个mongodb组成副本集 --&gt; 为每个副本集添加admin账号和普通账号 --&gt; 各项mongodb监控命令的可视化结果呈现， 可以说是非常的完备，并且可以完全避免之前的文件系统出错，和numa没有强行关闭的问题，这些都是可以通过mongodb的指令查询的。</text:span></text:p>
      <text:p text:style-name="P2"/>
      <text:p text:style-name="P2"/>
      <text:p text:style-name="P1"><text:span text:style-name="T1">该系统的mongodb自动化发布和运维，翻阅了mongodb的文档；</text:span></text:p>
      <text:p text:style-name="P1"><text:span text:style-name="T1">mongodb的命令行工具参照了[mongo-tools](https://github.com/mongodb/mongo-tools)代码，仅仅是参考，真正的实现完全重写了，并且`mongotop`和`mongostat`两个命令还使用websocket实现实时的输出。</text:span></text:p>
      <text:p text:style-name="P2"/>
      <text:p text:style-name="P1"><text:span text:style-name="T1">server和client的发布，还是直接调用了运维发布系统的api，只不过按照我们的并行发布策略，一次性发送多个发布任务，来达到快速发布的目的。</text:span></text:p>
      <text:p text:style-name="P2"/>
      <text:p text:style-name="P1"><text:span text:style-name="T1">虽然属于特供项目，但是收益还是十分巨大的：</text:span></text:p>
      <text:p text:style-name="P1"><text:span text:style-name="T1">1、扩容后总计48台物理机 48clients+480servers+480mongodb 从0开始到整个业务部署上线，仅仅耗时1小时不到，如果按照之前的速度，一天时间都搞不定，不需要运维人肉操作一些命令和脚本，所有全部自动化一键触发，实在太爽。</text:span></text:p>
      <text:p text:style-name="P1"><text:span text:style-name="T1">2、对mongodb的理解也进一步深入，该项目有一半的时间，在搞定mongodb从0到所有的自动化发布和监控上，基本上对mongo副本集的知识有了重新的理解</text:span></text:p>
      <text:p text:style-name="P1"><text:span text:style-name="T1">3、有了可视化命令输出就是好，为此发现了go-mgo/mgo驱动的一个小问题</text:span></text:p>
      <text:p text:style-name="P2"><text:soft-page-break/></text:p>
      <text:p text:style-name="P2"/>
      <text:p text:style-name="P1"><text:span text:style-name="T1">go-mgo/mgo的问题</text:span></text:p>
      <text:p text:style-name="P1"><text:span text:style-name="T1">由于我们的server和mongo一一对应部署在同一台物理机上，mongodb的读连接的模式采用了Nearest，但是无意中发现golang的mgo驱动Nearest的实现并没有按照mongodb文档(3.2.11版本，我们线上使用的该版本数据库)选用延迟最低的。导致在网络十分好的情况下，副本集中的第三台机器没有查询的量。</text:span></text:p>
      <text:p text:style-name="P2"/>
      <text:p text:style-name="P1"><text:span text:style-name="T1">具体的issue详见[mgo nearest issue](https://github.com/go-mgo/mgo/issues/487)。</text:span></text:p>
      <text:p text:style-name="P2"/>
      <text:p text:style-name="P1"><text:span text:style-name="T1">通过查阅mgo的源码最终发现了问题，具体的分析已经写在上面的issue里了，有兴趣的可以看看。</text:span></text:p>
      <text:p text:style-name="P2"/>
      <text:p text:style-name="P1"><text:span text:style-name="T1">解决方案是有的，只需要改掉相应代码，但个人能力有限，改完之后不能进行完整的测试，我们业务的查询量比较小，所以就此放过。</text:span></text:p>
      <text:p text:style-name="P2"/>
      <text:p text:style-name="P2"/>
      <text:p text:style-name="P1"><text:span text:style-name="T1">--------------------- </text:span></text:p>
      <text:p text:style-name="P1"><text:span text:style-name="T1">作者：xkey </text:span></text:p>
      <text:p text:style-name="P1"><text:span text:style-name="T1">来源：CSDN </text:span></text:p>
      <text:p text:style-name="P1"><text:span text:style-name="T1">原文：https://blog.csdn.net/Acceptedxukai/article/details/54016342 </text:span></text:p>
      <text:p text:style-name="P1"><text:span text:style-name="T1">版权声明：本文为博主原创文章，转载请附上博文链接！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52" meta:word-count="3145" meta:character-count="4135" meta:non-whitespace-character-count="4117"/>
    <meta:generator>LibreOfficeDev/6.0.5.2$Linux_X86_64 LibreOffice_project/</meta:generator>
  </office:meta>
</office:document-meta>
</file>